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397cm" svg:y="0cm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2204" calcext:value-type="float">
            <text:p>0,042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19909" calcext:value-type="float">
            <text:p>4,9199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.136465" calcext:value-type="float">
            <text:p>39,1364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0.006541" calcext:value-type="float">
            <text:p>310,0065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5:37:45.004603362</meta:creation-date>
    <dc:date>2022-09-09T15:57:05.394553984</dc:date>
    <meta:editing-duration>PT9M10S</meta:editing-duration>
    <meta:editing-cycles>1</meta:editing-cycles>
    <meta:document-statistic meta:table-count="1" meta:cell-count="11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6" svg:x="0.32cm" svg:y="0.18cm" svg:width="12.508cm" svg:height="8.64cm">
          <chart:coordinate-region svg:x="1.127cm" svg:y="0.38cm" svg:width="11.32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" chart:class="chart:scatter">
            <chart:domain table:cell-range-address="Sheet1.A1:Sheet1.A6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</svg:desc>
                </draw:g>
              </table:table-cell>
              <table:table-cell office:value-type="float" office:value="0">
                <text:p>0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42204">
                <text:p>0.042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.919909">
                <text:p>4.919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9.136465">
                <text:p>39.136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10.006541">
                <text:p>310.006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